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2" style:master-page-name="Standard"/>
    <style:style style:name="P2" style:family="paragraph" style:parent-style-name="Standard">
      <style:paragraph-properties fo:text-align="justify" style:justify-single-word="false"/>
    </style:style>
    <style:style style:name="P3" style:family="paragraph" style:parent-style-name="Footer">
      <style:paragraph-properties>
        <style:tab-stops/>
      </style:paragraph-properties>
    </style:style>
    <style:style style:name="P4" style:family="paragraph" style:parent-style-name="Standard" style:list-style-name="WW8Num27">
      <style:paragraph-properties fo:text-align="justify" style:justify-single-word="false"/>
    </style:style>
    <style:style style:name="P5" style:family="paragraph" style:parent-style-name="Standard">
      <style:text-properties fo:font-weight="bold" style:font-weight-asian="bold" style:font-weight-complex="bold"/>
    </style:style>
    <style:style style:name="T1" style:family="text">
      <style:text-properties fo:font-style="italic" style:font-style-asian="italic"/>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Overview</text:h>
      <text:p text:style-name="P2">This feature’s purpose is to support your marketing efforts. <text:s/>It simplifies monitoring the success of various promotions and helps in generating reports. When you create a ‘promotion’ you actually are creating an item to which it is possible to add a promotional code. </text:p>
      <text:h text:style-name="Heading_20_2" text:outline-level="2">Creating a promotion</text:h>
      <text:p text:style-name="P2">To create a promotional item, click on <text:span text:style-name="Menu">Promotions</text:span>, then on <text:span text:style-name="Menu">Create</text:span>. For the step to step details of how to create this item, please refer to Items Documentation. </text:p>
      <text:p text:style-name="P2">The new item you create here will probably hold a negative value since its purpose is to decrease the price of another existing item. Enter a value either in the ’Percentage field, or in the ‘Price’ field(s). Keep in mind that if your enter a value in the ’Percentage field’, it will affect the <text:span text:style-name="T1">total</text:span> of your purchase order. Should you prefer to decrease the price of one single item, enter a negative amount of money in the ‘Price’ field(s).</text:p>
      <text:p text:style-name="P2">At the bottom of the screen, click on the ’Create New Item’ button. This will lead to the Edit screen. </text:p>
      <text:h text:style-name="Heading_20_3" text:outline-level="3">Promo Code</text:h>
      <text:p text:style-name="P2">Enter the promo code of your choice (which can be composed of any combination of letter, number, and symbol).</text:p>
      <text:h text:style-name="Heading_20_3" text:outline-level="3">Date Range</text:h>
      <text:p text:style-name="Standard">The ‘Active Since’ and ‘Active Until’ dates allow you to give a time range to the validity of this promotional item. </text:p>
      <text:h text:style-name="Heading_20_3" text:outline-level="3">One Time Only</text:h>
      <text:p text:style-name="P3">There is a field entitled ‘One Time Only’. If checked, it will ensure the promotion gets applied only once per customer. </text:p>
      <text:h text:style-name="Heading_20_3" text:outline-level="3">Notes</text:h>
      <text:p text:style-name="P3">Notes here are for the internal use of your company. </text:p>
      <text:h text:style-name="Heading_20_2" text:outline-level="2">How to Use a Promotional Code</text:h>
      <text:list text:style-name="WW8Num27">
        <text:list-item>
          <text:p text:style-name="P4">Click on Order then on Create to create a purchase order. Enter the promo code in the so called field, and then continue as you normally would. </text:p>
        </text:list-item>
        <text:list-item>
          <text:p text:style-name="P4">When, at the bottom of the purchase order screen and you click on ‘Continue’, the promotional item will already have been added to the next screen. </text:p>
        </text:list-item>
        <text:list-item>
          <text:p text:style-name="P4">Add all other items to the purchase orders you would normally do. </text:p>
        </text:list-item>
      </text:list>
      <text:p text:style-name="P5">Example</text:p>
      <text:p text:style-name="P2"><text:span text:style-name="T1">Trend Inc.</text:span> sells an item called ‘Banners, 3 Month Package’. They advertise a 50% discount for this item as a summer special, on their website and in a printed magazine. <text:s/>The value of this ‘Banners, 3 Month Package’ is normally 150$. When they create two items (each with its own code, one for the website, one for the magazine) using the <text:span text:style-name="Menu">Promotion</text:span> feature, they enter <text:s/></text:p>
      <text:p text:style-name="P2">–75$ in the ‘Price’ field. </text:p>
      <text:p text:style-name="P2">As <text:span text:style-name="T1">Trend Inc</text:span>. instructed to do on their website and in the magazine ad, new customers call to subscribe to their service, mentioning either of the two the promotional codes. <text:s/>When <text:span text:style-name="T1">Trend Inc.</text:span> create a purchase order for a new customer, they enter the given promotional code in the indicated field which will automatically add the promotional item to the purchase order (they then continue to add the other items). It makes it easy for <text:span text:style-name="T1">Trend Inc.</text:span> to know how successful each promotion w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99cm" fo:margin-bottom="0.199cm" fo:text-align="start" style:justify-single-word="false" fo:orphans="2" fo:widows="2" style:register-true="false" fo:text-indent="0cm" style:auto-text-indent="true"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Chapter_20_Subtitle" style:class="text" style:master-page-name="">
      <style:paragraph-properties fo:margin-left="0cm" fo:margin-right="0cm" fo:margin-top="0.423cm" fo:margin-bottom="0.212cm" fo:line-height="150%" fo:text-align="end" style:justify-single-word="false" fo:text-indent="0cm" style:auto-text-indent="false" fo:break-before="auto" fo:break-after="auto" fo:keep-with-next="always"/>
      <style:text-properties fo:color="#13544e" style:font-name="Verdana1" fo:font-size="32pt" fo:font-style="italic" fo:font-weight="bold"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text-align="justify" style:justify-single-word="false" fo:keep-with-next="always"/>
      <style:text-properties fo:color="#13544e"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default-outline-level="2">
      <style:paragraph-properties fo:margin-left="0.25cm" fo:margin-right="0cm" fo:margin-top="0.423cm" fo:margin-bottom="0.106cm" style:register-true="false" fo:text-indent="0cm" style:auto-text-indent="false" fo:keep-with-next="always">
        <style:tab-stops/>
      </style:paragraph-properties>
      <style:text-properties fo:color="#13544e" style:font-name="Verdana" fo:font-size="14pt" style:font-size-asian="14pt"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499cm" fo:margin-right="0cm" fo:margin-top="0.423cm" fo:margin-bottom="0.106cm" fo:text-indent="0cm" style:auto-text-indent="false" fo:keep-with-next="always"/>
      <style:text-properties fo:color="#13544e" style:font-name="Verdana" fo:font-size="13pt" style:text-underline-style="solid" style:text-underline-width="auto" style:text-underline-color="font-color" style:font-size-asian="13pt" style:font-name-complex="Arial" style:font-size-complex="13pt" style:font-weight-complex="bold"/>
    </style:style>
    <style:style style:name="Heading_20_4" style:display-name="Heading 4" style:family="paragraph" style:parent-style-name="Heading" style:next-style-name="Text_20_body" style:class="text" style:default-outline-level="4">
      <style:paragraph-properties fo:margin-left="0.7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fo:text-align="justify" style:justify-single-word="false">
        <style:tab-stops>
          <style:tab-stop style:position="7.62cm" style:type="center"/>
          <style:tab-stop style:position="15.24cm"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635cm" fo:margin-bottom="0cm"/>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423cm" fo:margin-bottom="0cm"/>
      <style:text-properties style:font-name="Times New Roman"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88cm" fo:margin-right="0cm" fo:text-indent="0cm" style:auto-text-indent="false"/>
      <style:text-properties style:font-name="Times New Roman" fo:font-size="10pt" style:font-size-asian="10pt" style:font-size-complex="10pt"/>
    </style:style>
    <style:style style:name="Contents_20_4" style:display-name="Contents 4" style:family="paragraph" style:parent-style-name="Standard" style:next-style-name="Standard" style:class="index">
      <style:paragraph-properties fo:margin-left="0.776cm" fo:margin-right="0cm" fo:text-indent="0cm" style:auto-text-indent="false"/>
      <style:text-properties style:font-name="Times New Roman" fo:font-size="10pt" style:font-size-asian="10pt" style:font-size-complex="10pt"/>
    </style:style>
    <style:style style:name="Contents_20_5" style:display-name="Contents 5" style:family="paragraph" style:parent-style-name="Standard" style:next-style-name="Standard" style:class="index">
      <style:paragraph-properties fo:margin-left="1.164cm" fo:margin-right="0cm" fo:text-indent="0cm" style:auto-text-indent="false"/>
      <style:text-properties style:font-name="Times New Roman" fo:font-size="10pt" style:font-size-asian="10pt" style:font-size-complex="10pt"/>
    </style:style>
    <style:style style:name="Contents_20_6" style:display-name="Contents 6" style:family="paragraph" style:parent-style-name="Standard" style:next-style-name="Standard" style:class="index">
      <style:paragraph-properties fo:margin-left="1.552cm" fo:margin-right="0cm" fo:text-indent="0cm" style:auto-text-indent="false"/>
      <style:text-properties style:font-name="Times New Roman" fo:font-size="10pt" style:font-size-asian="10pt" style:font-size-complex="10pt"/>
    </style:style>
    <style:style style:name="Contents_20_7" style:display-name="Contents 7" style:family="paragraph" style:parent-style-name="Standard" style:next-style-name="Standard" style:class="index">
      <style:paragraph-properties fo:margin-left="1.94cm" fo:margin-right="0cm" fo:text-indent="0cm" style:auto-text-indent="false"/>
      <style:text-properties style:font-name="Times New Roman" fo:font-size="10pt" style:font-size-asian="10pt" style:font-size-complex="10pt"/>
    </style:style>
    <style:style style:name="Contents_20_8" style:display-name="Contents 8" style:family="paragraph" style:parent-style-name="Standard" style:next-style-name="Standard" style:class="index">
      <style:paragraph-properties fo:margin-left="2.328cm" fo:margin-right="0cm" fo:text-indent="0cm" style:auto-text-indent="false"/>
      <style:text-properties style:font-name="Times New Roman" fo:font-size="10pt" style:font-size-asian="10pt" style:font-size-complex="10pt"/>
    </style:style>
    <style:style style:name="Contents_20_9" style:display-name="Contents 9" style:family="paragraph" style:parent-style-name="Standard" style:next-style-name="Standard" style:class="index">
      <style:paragraph-properties fo:margin-left="2.716cm" fo:margin-right="0cm" fo:text-indent="0cm" style:auto-text-indent="false"/>
      <style:text-properties style:font-name="Times New Roman"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hapter_20_Subtitle" style:display-name="Chapter Subtitle" style:family="paragraph" style:parent-style-name="Heading" style:class="text">
      <style:text-properties fo:font-size="20pt" fo:font-weight="normal"/>
    </style:style>
    <style:style style:name="Menu" style:family="paragraph" style:parent-style-name="Heading_20_4"/>
    <style:style style:name="Internet_20_link" style:display-name="Internet link" style:family="text" style:parent-style-name="Default_20_Paragraph_20_Font">
      <style:text-properties fo:color="#13544e" style:text-underline-style="none"/>
    </style:style>
    <style:style style:name="WW8Num1z0" style:family="text">
      <style:text-properties fo:color="#000000"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Menu" style:family="text" style:parent-style-name="Default_20_Paragraph_20_Font">
      <style:text-properties fo:color="#89a9a6" style:font-name="Verdana" fo:font-size="11pt" fo:font-weight="bold" style:font-size-asian="11pt"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initial-creator>Emiliano Conde</meta:initial-creator>
    <meta:creation-date>2006-11-30T15:08:51</meta:creation-date>
    <dc:creator>Emiliano Conde</dc:creator>
    <dc:date>2006-12-27T15:31:32</dc:date>
    <dc:language>en-US</dc:language>
    <meta:editing-cycles>3</meta:editing-cycles>
    <meta:editing-duration>PT4M30S</meta:editing-duration>
    <meta:template xlink:type="simple" xlink:actuate="onRequest" xlink:role="template" xlink:href="/C:/Documents%20and%20Settings/ece/Application%20Data/OpenOffice.org2/user/template/template.ott" xlink:title="template" meta:date="2006-11-30T15:08:50"/>
    <meta:user-defined meta:name="Latest jbilling release">1.0.5</meta:user-defined>
    <meta:user-defined meta:name="Revision number">1</meta:user-defined>
    <meta:user-defined meta:name="Info 3"/>
    <meta:user-defined meta:name="Info 4"/>
    <meta:document-statistic meta:table-count="0" meta:image-count="0" meta:object-count="0" meta:page-count="2" meta:paragraph-count="22" meta:word-count="482" meta:character-count="2719"/>
  </office:meta>
</office:document-meta>
</file>